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Heading_20_4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officeooo:rsid="0016d2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">8</text:span> : Avancé</text:h>
      <text:p text:style-name="Standard"/>
      <text:p text:style-name="P1">Dans ce TP, nous allons lancer le test de charge en mode distribué avec 1 maître et 2 esclaves. Le test sera démarré par une tâche ant. </text:p>
      <text:p text:style-name="P1"/>
      <text:p text:style-name="P1">Les stagiaires pourront s'organiser en binôme.</text:p>
      <text:p text:style-name="P1"/>
      <text:h text:style-name="P2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4-01T14:47:21.406509862</dc:date>
    <meta:editing-duration>PT15H56M4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36" meta:character-count="194" meta:non-whitespace-character-count="160"/>
  </office:meta>
</office:document-meta>
</file>